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640*"/>
    </style:style>
    <style:style style:name="Table2" style:family="table">
      <style:table-properties table:align="center"/>
    </style:style>
    <style:style style:name="Table2.A" style:family="table-column">
      <style:table-column-properties style:rel-column-width="3640*"/>
    </style:style>
    <style:style style:name="Table3" style:family="table">
      <style:table-properties table:align="center"/>
    </style:style>
    <style:style style:name="Table3.A" style:family="table-column">
      <style:table-column-properties style:rel-column-width="3640*"/>
    </style:style>
    <style:style style:name="Table4" style:family="table">
      <style:table-properties table:align="center"/>
    </style:style>
    <style:style style:name="Table4.A" style:family="table-column">
      <style:table-column-properties style:rel-column-width="3640*"/>
    </style:style>
    <style:style style:name="Table5" style:family="table">
      <style:table-properties table:align="center"/>
    </style:style>
    <style:style style:name="Table5.A" style:family="table-column">
      <style:table-column-properties style:rel-column-width="3640*"/>
    </style:style>
    <style:style style:name="Table6" style:family="table">
      <style:table-properties table:align="center"/>
    </style:style>
    <style:style style:name="Table6.A" style:family="table-column">
      <style:table-column-properties style:rel-column-width="3640*"/>
    </style:style>
    <style:style style:name="Table7" style:family="table">
      <style:table-properties table:align="center"/>
    </style:style>
    <style:style style:name="Table7.A" style:family="table-column">
      <style:table-column-properties style:rel-column-width="3640*"/>
    </style:style>
    <style:style style:name="Table8" style:family="table">
      <style:table-properties table:align="center"/>
    </style:style>
    <style:style style:name="Table8.A" style:family="table-column">
      <style:table-column-properties style:rel-column-width="3640*"/>
    </style:style>
    <style:style style:name="Table9" style:family="table">
      <style:table-properties table:align="center"/>
    </style:style>
    <style:style style:name="Table9.A" style:family="table-column">
      <style:table-column-properties style:rel-column-width="3640*"/>
    </style:style>
    <style:style style:name="Table10" style:family="table">
      <style:table-properties table:align="center"/>
    </style:style>
    <style:style style:name="Table10.A" style:family="table-column">
      <style:table-column-properties style:rel-column-width="3640*"/>
    </style:style>
  </office:automatic-styles>
  <office:body>
    <office:text>
      <text:p text:style-name="Title">Last Flight of RI-002</text:p>
      <text:p text:style-name="Date">05 October 1948</text:p>
      <text:p text:style-name="Text_20_body">A Dutch artist and graphic designer, Auke Sonnega is a prominent, if Bohemian figure in Batavia society. Though equally appealing to men and women, Auke reserves his affections for his Harley Davidson motorcycle.</text:p>
      <text:p text:style-name="Text_20_body">Bob Freeberg lands his unmarked Dakota cargo plane on remote Cilotok beach in southwest Java, the huge aircraft shuddering to a stop a few meters from a rocky bluff. Villagers appear, marveling at this colossus from the sky. They are friendly and offer Bob and his two Filipino crew members food and a place to sleep. But the following morning, Indonesian soldiers appear. One points to the lack of registration on the Dakotas tail and shouts “<text:span text:style-name="T1">Mata-Mata</text:span>!”, “Spy!” They point their rifles directly at Bob. He replies with the only words they might understand, a name: “Captain Petit Muharto”.</text:p>
      <text:p text:style-name="Text_20_body">Petit Muharto, a lively, dapper Indonesian in his late 60s, is sitting with his wife Ani in their cosy living room in the Jakarta suburbs when they hear the roar of a large motorcycle. Muharto, in jest, covers his ears, and is then surprised when the motorcycle stops in front of their house. A moment later, there is a knock on the door. His wife Ani opens it to find Cameron Bishop, an engaging, disheveled young American, who introduces himself as a freelance journalist with an appointment to interview Muharto about his experiences with Bob Freeberg. Muharto recovers from his astonishment that a “Hell’s Angel” has come to interview him, and begins by telling Cameron of a message he received one morning at his desk in Maguwo air base in Jogjakarta.</text:p>
      <text:p text:style-name="Text_20_body">Muharto is surprised to be given a message from Army Lieutenant Pang Soeparto, stationed in Tasikmalaya, informing him that a foreign pilot had landed an unmarked cargo aircraft on a nearby beach and, astoundingly, had asked for Muharto by name. Muharto takes this information to his commander, Suryadarma, who tells him to fly to Tasikmalaya and find out which of Muharto’s “foreign flyboy friends” it might be.</text:p>
      <text:p text:style-name="Text_20_body">Muharto flies to Tasik, thinking about who the mystery pilot might be. He remembers his final blockade run two months previously, with Bob Freeberg as captain.</text:p>
      <text:p text:style-name="Horizontal_20_Line"/>
      <text:p text:style-name="First_20_paragraph">Muharto flies to Tasik in a Nikosoren, was one of a score barely serviceable planes the Japanese had left behind. The air force mechanics kept these aircraft flying through skill and guesswork, but Muharto was aware that any flight could end in disaster. To keep his mind from this eventuality, Muharto thought about the American pilots he had met during the blockade runs he had organized from Singapore to Jogjakarta. He decided that only Bob Freeberg possessed the skill and nerve to land at night on a remote beach. Bob had been the pilot of the third blockade run. Though these had been standard charter flights – they even had a flight attendant, a lovely Filipina named Miss Brown – the third flight would test the skills of any aviator.</text:p>
      <text:p text:style-name="Text_20_body">Muharto leads a blockade run with Bob Freeberg. Amid poor visibility over Java, Bob demonstrates his piloting skill by diving through a break in the clouds</text:p>
      <text:p text:style-name="Horizontal_20_Line"/>
      <text:p text:style-name="First_20_paragraph">Muharto leads a blockade run with Bob Freeberg, then a contract pilot for a Manila-based charter airline, as captain. Amid poor visibility over Java, Bob demonstrates his piloting skill by diving through a break in the clouds, leveling off under the cloud cover a few hundred meters above the ground. Muharto spots a railway line, and tells Bob that it leads along the valley to terminate in Jogja. Bob follows the line, barely visible through the rain, and jokingly asks Muharto if there are any tunnels between here the Jogja. The look on Muharto’s face suggests that he is not entirely sure.</text:p>
      <text:p text:style-name="Text_20_body">Freeberg tests the usability of a Japanese airstrip by simply landing on it.</text:p>
      <text:p text:style-name="Horizontal_20_Line"/>
      <text:p text:style-name="First_20_paragraph">On the return leg to Singapore, Muharto asks Bob if he can attempt a landing on a refurbished Japanese airstrip at Karangendah. Bob readily agrees. They circle the strip and Bob ponders the attempt. Muharto asks if he can land a plane this size. Bob replies that he did this all the time in the war. He can “land on a dime and give you a nickel change.”</text:p>
      <text:p text:style-name="Text_20_body">Bob makes a spectacular landing, engines roaring with reverse thrust. Muharto asks if he can take off again. Bob replies: “I hope so. We seem to be smack dab in the middle of nowhere.”</text:p>
      <text:p text:style-name="Text_20_body">Santoso, the base commander climbs aboard to meet them. After a short conversation, Santoso exits, and Bob takes off, the wheels finally lifting off the runway a few meters before the tree line.</text:p>
      <text:p text:style-name="Text_20_body">Freeberg expertly flies through highland valleys to drop two air force engineers directly onto a damaged runway near Bukittinggi.</text:p>
      <text:p text:style-name="Horizontal_20_Line"/>
      <text:p text:style-name="First_20_paragraph">The CALI Dakota flies over the Bukit Barisan mountaintops, and drops into a valley toward the town of Bukittinggi. At Muharto’s direction, Bob passes low over an airstrip, which is plainly full of potholes and unusable. The co-pilot leaves his seat and goes to the cargo compartment, motioning to Miss Brown and Muharto to sit down far from the door. The two other passengers are donning parachutes and preparing to jump. The co-pilot wrenches open the door, and scraps of paper and cardboard swirl as the air stream enters the cabin. The two parachutists jump out the door. Muharto looks out of the window behind him, sees the parachutists land squarely on the airstrip, and remarks on Freeberg’s piloting skills. — category: past date: 09 June 1947 name: Off the Beach status: synopsis title: Off the Beach</text:p>
      <table:table table:name="Table1" table:style-name="Table1">
        <table:table-column table:style-name="Table1.A"/>
        <table:table-header-rows>
          <table:table-row>
            <table:table-cell table:style-name="TableHeaderRowCell" office:value-type="string">
              <text:p text:style-name="Table_20_Heading">Muharto flies to the army base at Tasikmalaya, where he meets Pang Soeparto. They load two barrels of aviation fuel onto a jeep and drive to Cilotok Beach. On arrival, Muharto recognizes Freeberg as the pilot of a previous blockade run that Muharto had organized. Muharto and Pang marvel that Freeberg had been able to land on this short stretch of beach, bookended by high bluffs. Fearing that a patrolling Dutch fighter could appear at any time, Muharto, in a stirring speech, implores the assembled villagers to tear apart their houses to fashion an improvised runway from the bamboo mats used as walls. They do so, and with Muharto and Pang on board, the Dakota takes off and flies to Maguwo.</text:p>
            </table:table-cell>
          </table:table-row>
        </table:table-header-rows>
        <table:table-row>
          <table:table-cell table:style-name="TableRowCell" office:value-type="string">
            <text:p text:style-name="Table_20_Contents">category: past date: 10 June 1947 name: Fictitious Registration status: synopsis title: Fictitious Registration</text:p>
          </table:table-cell>
        </table:table-row>
      </table:table>
      <text:p text:style-name="First_20_paragraph">In Maguwo Suryadarma commissions Bob to fly a cargo of high-value quinine to Manila and return with essential medicines and spare parts. Suryadarma assigns Muharto as mission leader, and tells Pang Soeparto to accompany them, as the quinine is the property of the army. He also assigns a young airman, Boediardjo, a Dutch-and-English-speaking graduate of a technical college, as radio operator. Muharto expresses concern about the reception that might await unmarked aircraft carrying high-value goods into Manila. He suggests that they paint a fictitious registration number onto the tail. Muharto suggests RI-002. Bob says it should be RI-001, as his is the first aircraft. Suryadarma, imperiously, states that “RI-001” is reserved for a future presidential aircraft. Bob grumbles as Suryadarma issues the order to paint the number on the Dakota’s tail.</text:p>
      <text:h text:style-name="Heading_20_2" text:outline-level="2"><text:bookmark-start text:name="in-the-air-muharto-pang-and-boedi-worry-about-the-reception-they-might-face-in-manila.-muharto-shows-his-comrades-the-rudimentary-chart-that-bob-used-to-navigate-to-java-which-shows-important-navigational-landmarks-as-mere-specks-in-the-ocean.-he-tells-the-others-that-if-bob-can-dare-to-take-risks-for-what-he-believes-in-then-so-can-we."/>In the air, Muharto, Pang and Boedi worry about the reception they might face in Manila. Muharto shows his comrades the rudimentary chart that Bob used to navigate to Java, which shows important navigational landmarks as mere specks in the ocean. He tells the others that if Bob can dare to take risks for what he believes in then so can we.<text:bookmark-end text:name="in-the-air-muharto-pang-and-boedi-worry-about-the-reception-they-might-face-in-manila.-muharto-shows-his-comrades-the-rudimentary-chart-that-bob-used-to-navigate-to-java-which-shows-important-navigational-landmarks-as-mere-specks-in-the-ocean.-he-tells-the-others-that-if-bob-can-dare-to-take-risks-for-what-he-believes-in-then-so-can-we."/></text:h>
      <text:p text:style-name="First_20_paragraph">name: Stranded in Manila date: 13 June 1947 location: Manila status: synopsis —</text:p>
      <text:p text:style-name="Text_20_body">In Manila, Freeberg and his “Javanese Crew” become media celebrities, but are stranded for months fighting the efforts of Dutch diplomats for ownership of the cargo. Freeberg is also in court, attempting to reach an agreement with Bob Walters, his former partner, regarding ownership of RI-002.</text:p>
      <text:p text:style-name="Text_20_body">Freeberg asks Muharto to control the flaps for the landing in Manila. Muharto nervously sets the flaps to full, causing RI-002 to make a sickining drop.</text:p>
      <text:p text:style-name="Horizontal_20_Line"/>
      <text:p text:style-name="First_20_paragraph">As they approach Manila, Bob invites Muharto to sit in co-pilot seat and assist him with the flap controls. Muharto is nervous, and pushes the flaps to full, causing the aircraft to make a sickening lurch. Bob calmly reaches over, sets the flaps correctly, and gives Muharto a friendly wink to show he is not angry at the mistake.</text:p>
      <text:p text:style-name="Text_20_body">Dutch representatives in Manila sue Muharto and Pang in civil court for possession of the quinine. Fortunately, Muharto’s celebrity status also attracts the attention of Salipada Penatun, a sitting Senator as well as a practicing lawyer. His family has close cultural ties to Indonesia, and so offers his services pro bono. Penatun lays out the legal justification for ownership of the quinine, then lets Muharto give an impassioned plea, claiming that the money from selling the quinine will buy medicines and other essentials unavailable in the besieged capital. The Dutch counter by calling a plantation expert to testify that the Republic does not have the capability to process quinine, so the drug must have been produced in a Dutch-owed factory before the war. Muharto jumps to his feet, ready to protest this insult to his people’s technological skill, but Penatun motions for him to sit down, then calmly tells the judge: “A foreigner is not qualified to discuss the internal matters of the sovereign Republic of Indonesia.” The judge considers this with some sympathy, declines to allow the expert witness, and adjourns the session.</text:p>
      <text:p text:style-name="Text_20_body">At Manila airport Bob is told to identify his co-pilot, a requirement for twin-engine aircraft on long-haul flights. Muharto gambles the Filipino officers cannot read Indonesian and so falsely translates the rank on his Air Force identification as Pilot Officer.</text:p>
      <text:p text:style-name="Horizontal_20_Line"/>
      <text:p text:style-name="First_20_paragraph">At Manila airport Bob is told to identify his co-pilot, a requirement for twin-engine aircraft on long-haul flights. Muharto gambles the Filipino officers cannot read Indonesian and so falsely translates the rank on his Air Force identification as “Pilot Officer”.</text:p>
      <text:p text:style-name="Text_20_body">The judge rules in favor of Muharto and Pang and releases the quinine to them. The Dutch protest, but the ruling is final.</text:p>
      <text:p text:style-name="Text_20_body">Bob invites Muharto, Pang, and Boedi to his apartment to celebrate that morning’s verdict awarding the quinine to them. Bob’s housemate has a military-grade short-wave radio, currently not working. Boedi opens the unit, pokes around, and it soon bursts into life. Boedi scans the military and civilian frequencies. The party mood vanishes when a news broadcast announces that an Indian blockade runner had been shot down on approach to Maguwo. All look toward Bob, and he nods in acknowledgement that RI-002 might be the last remaining hope to connect the Republic with the rest of the world.</text:p>
      <text:p text:style-name="Text_20_body">Muharto, Boedi and Pang are penniless as they await the verdict. Bob buys his “Javanese boys” a single meal each day at the cheapest eatery in Manila: The Madras Curry Restaurant. Though Muharto protests whenever Bob picks up the bill for their bowls of curry, Bob insists that as captain of RI-002 he is responsible for their well-being until he returns them safely to Java.</text:p>
      <text:p text:style-name="Text_20_body">RI-002 finally returns to Java. They are dangerously low on fuel as they cross the northern coastline of the island at sunset. In the gathering darkness, Muharto has difficulty identifying landmarks. Tension mounts in the cabin as the fuel gauges slide toward empty. Bob admonishes Muharto saying: “This is your country, you should now where we are!” Muharto draws on the vivid schoolboy memory of his classmates giggling as they describe a range of low, rounded hills near Jogja as female breasts. He soon spots the distinctive geographic feature and, now oriented, guides Bob to a safe landing in Jogja.</text:p>
      <text:p text:style-name="Text_20_body">Muharto takes Bob for an afternoon walk to show him the town. Bob is impressed at the resilience of the people as they struggle with the privation caused by the Dutch blockade. They visit the palace of the former Dutch governor, now repurposed as the seat of the Indonesian Republic. As Bob admires the architecture, he is astounded to suddenly be ushered into the office of President Soekarno. As is his custom in private conversation, Soekarno treats Bob as an equal and puts him at ease, imploring the American to help his people in their struggle for freedom.</text:p>
      <text:p text:style-name="Text_20_body">Bob checks out Bambang’s qualifications to be co-pilot of RI-002. Problems arise because of Bambang’s weak command of English.</text:p>
      <text:p text:style-name="Horizontal_20_Line"/>
      <text:p text:style-name="First_20_paragraph">Bob checks out Bambang’s qualifications to be co-pilot of RI-002. Problems arise because of Bambang’s weak command of English.</text:p>
      <text:p text:style-name="Text_20_body">Freeberg secretly flies three United Nations representatives to Sumatra, where they will assess popular support for the Republic.</text:p>
      <text:p text:style-name="Text_20_body">In the co-pilot seat, Muharto spots an small airplane near the horizon as they fly near Dutch territory. This is most likely a Dutch fighter on patrol, so Bob steers RI-002 into a tropical storm. Boedi grins when he sees Muharto’s terrified face as the Dakota is violently buffeted, with sickening plunges in altitude. Bob tells Muharto to not worry; when a Navy test pilot he would fly through typhoons.</text:p>
      <text:p text:style-name="Text_20_body">Bob invites Muharto to join him for dinner at the Hotel Merdeka. Bob is embarrassed when served the last can of corned beef left by the GOC delegates.</text:p>
      <text:p text:style-name="Horizontal_20_Line"/>
      <text:p text:style-name="First_20_paragraph">Bob invites Muharto to join him for dinner at the Hotel Merdeka. Bob is embarrassed when served the last can of corned beef left by the GOC delegates.</text:p>
      <text:p text:style-name="Text_20_body">Bob flies a team of Republican officials and technocrats from Maguwo to a United Nation’s conference in the Philippines to make the case for Indonesian independence. These highly educated, cosmopolitan men treat Bob with the same great respect as do the common people of Jogja.</text:p>
      <text:p text:style-name="Text_20_body">Freeberg’s haggard appearance and premature greying reflects the constant strain of being the Republic’s “One Man Air Force”. In May 1948 Muharto is offered a promotion to major and reassignment to a desk job. Worried about his friend, Muharto considers declining the promotion. However, he is now engaged to his girlfiend Ani, and must think about their future.</text:p>
      <text:p text:style-name="Text_20_body">Busy with his own duties, Muharto sees little of Freeberg until 30 September 1948, when he visited his friend as he was readying RI-002 to ferry Republican gold to safety in Sumatra ahead of a feared invasion of Jogja. Freeberg had seemed tired and distracted, nothing like the cheerful, competent pilot of the previous year. RI-002 was reported missing on the following day.</text:p>
      <text:p text:style-name="Text_20_body">Muharto tells Cameron that on the afternoon of 1 October 1948 he heard reports that RI-002 had not arrived at Bukittinggi. In the following days, the Dutch denied any knowledge of the disappearance, and the Republic was unable to mount more than a cursory search.</text:p>
      <text:p text:style-name="Text_20_body">Muharto tells Cameron that the wreckage of RI-002 was discovered in April 1977 on a remote mountain. He shows Cameron a newspaper report that that no gold was found, only a few skeletal fragments.</text:p>
      <text:p text:style-name="Text_20_body">Two wiry men dressed in shabby clothes lead a squad of airmen and their officer, Lt. Sulaiman, through a forested hillside to the wreckage of RI-002. The airmen set up camp and search the area. They find fragments of a wing with the faded letters: RI-00, other airplane parts, including a dynamo with a bullet wedged between the windings and armature. There are a few fragments of human remains, which the soldiers reverently dig from the earth and carefully wrap in cloth. They also find two empty wooden crates labeled: “Gold”, but a thorough search of the area does not find any trace of the treasure itself.</text:p>
      <text:p text:style-name="Text_20_body">Five coffins draped in Indonesian flags lie on a platform in an otherwise empty hanger. A sixth coffin, larger than the rest and without a flag, rests on a separate platform. A flatbed truck pulls into the hanger and a squad of airmen, in silence, pick up each of the flag-draped coffins and place them on the truck. But they leave the sixth coffin behind as the truck pulls away.</text:p>
      <text:p text:style-name="Text_20_body">Muharto tells Cameron that the sixth coffin, presumably containing Bob’s remains, could not be buried with the others in the National Hero cemetary because he was a foreigner. Muharto’s expression as he finishes his reminiscences convinces Cameron that he had regarded Freeberg as a close friend, and is seeking closure about his mysterious disappearance. Muharto wonders that if he had turned down promotion and had been with Bob on the final flight, maybe it would not have ended in tragedy.</text:p>
      <text:p text:style-name="Text_20_body">Cameron submits his article to Syd Jardine, a retired foreign correpondent assisting the Jakarta Times, an English-language newspaper set up by a business mogul to promote foreign investment in Indonesia. Syd remarks that Freeberg comes across as a “white savior” singlehandedly responsible for Indonesia gaining freedom from the Dutch. He notes that there were many foreign pilots helping the Indonesians. He suggests Cameron flesh out the story by reading accounts of Freeberg written by foreigners in the region. The newly opened National Library has these books in the reference section. Syd writes an introductory letter on Jakarta Times letterhead to give Cameron access to the restricted stacks.</text:p>
      <text:p text:style-name="Text_20_body">Cameron uses his “foreign correspondent” credentials to gain access to the reference section of the National Library. Julia Suryakusuma, an attractive, bookish woman in her early 20s, the only staffer speaking fluent English, is assigned to assist him. Cameron explains his mission, and Julia disappears into the stacks, returning shortly with some books written by foreigners about the period. Skimming through the material, Cameron’s attention is drawn to a passage in a book by British diplomat John Coast relating events at a gathering of foreign aviators in the mountain town of Bukittinggi, a Republican base of operations.</text:p>
      <text:p text:style-name="Text_20_body">At a drinking party in a guesthouse in Bukittinggi, a group of foreign blockade runners raise their glasses and hail “Fearless Freeberg” as he enters the room. Though the “salute” is plainly in jest, there is nonetheless real respect for the most skilled and courageous of their brotherhood. One pilot, however, is envious of how Freeberg seems to monopolize contracts with the Republic. British aviator Ralph Cobley openly threatens to harm Freeberg if he does not “share the weath”.</text:p>
      <text:p text:style-name="Text_20_body">Halfway through his stack of material, Cameron asks Julia where he can get some coffee. Julia informs him that beverages are not allowed in the reading room, but since she is also due for a break, he can join her in the library canteen. Over coffee, she tells of her childhood in the Netherlands, where her father had been a military diplomat, her frustrations living in conservative, parochial Indonesia, and her dream of taking her post-graduate studies in America.</text:p>
      <text:p text:style-name="Text_20_body">Cameron attempts, in turn, to tell of his ambition to become an international investigative journalist, to be free to write follow his own leads and write bestselling books. But Julia stops him, saying, with a mischievous smile, that if she wants to know anything about him she will simply ask her father, who is a senior officer in military intelligence. Cameron looks around involuntarily, puts down his coffee and tells Julia it is time for him to get back to work.</text:p>
      <text:p text:style-name="Text_20_body">The day after the interview is published, Muharto visits the Jakarta Times to thank Cameron personally and pick up more copies to give to those who also knew Freeberg. Muharto remarks that, beside praising Freeberg and his contribution to the nation, all of his friends wondered about the fate of the gold. Muharto admits that soon after the discovery of the RI-002 wreckage he attempted to investigate further, but little success.</text:p>
      <text:p text:style-name="Text_20_body">Muharto writes to his contacts in the Air Force and to the officers who participated in the crash-site investigation, but receives vague, non-committal replies — or only silence. He then tries his luck in Air Force archives and government libraries, but finds only disorder or even active obstruction as civil-service librarians question his qualifications and motives.</text:p>
      <text:p text:style-name="Text_20_body">Muharto believes that solving the mystery would be a fitting tribute to his lost friend. Cameron sees solving the mystery as his break into real journalism, and offers to help Muharto in his investigation. Muharto is hesitant as he remembers the obstacles he encountered on his first attempt. But Cameron assures Muharto that they now have the resources of the new library, and he knows just the person who can help them.</text:p>
      <text:p text:style-name="Horizontal_20_Line"/>
      <text:p text:style-name="First_20_paragraph">Syd suggests that the first step would be to learn all he can about the time and place, so Cameron returns to the library. Syd Jardine says that since unloading a quarter ton of gold would require considerable resources, discovering who might have had the motivation and ability to transport and sell the gold could solve the mystery of RI-002. Muharto agrees, and Cameron eagerly offers to help. He tells Muharto that he knows just the person who could help them do the research.</text:p>
      <text:p text:style-name="Text_20_body">Cameron returns to the library to enlist Julia’s assistance. Julia is eager to help. She takes armloads of books and newspapers from the stack, and sight-reads passages of Dutch-language text in news articles printed in the days after the disappearance.</text:p>
      <text:p text:style-name="Text_20_body">Jan Boon, a reporter from the Bataviaasch Nieuwsblad newspaper, accosts General Spoor in the hallway and badgers him for information of the fate of RI-002. Spoor claims ignorance, and grows visibly annoyed when the reporter press him, breaking off the interview and slamming the door to his office.</text:p>
      <text:p text:style-name="Text_20_body">Julia notes that the snide tone of the language in the article suggests the reporter was convinced that Spoor was hiding something. She says they might get more information from Victor de Jong, a Dutch-born, naturalized Indonesian photographer who consults for the museum. Victor, Julia explains, had been working in KNIL headquarters as an assistant photographic technician/analyst and reporting directly to Spoor. She telephones Victor, confirms he is in his office, and, to Cameron’s surprise, informs her colleagues that she is leaving early and beckons Cameron to follow her out the door.</text:p>
      <text:p text:style-name="Text_20_body">In the parking lot, Julia is nonplussed to see their transportation: a Harley Davidson motorcycle. As Cameron expertly weaves the massive, snorting machine through the Jakarta gridlock, she briefly grabs his waist, to her embarrassment.</text:p>
      <text:p text:style-name="Text_20_body">Julia and Cameron enter the IPPHOS office, located on the ground floor of a building in the colonial-era section of Jakarta. The building is one municipal inspection away from being condemned. An ancient air conditioner wheezes over a window, having no discernible effect on the heat and humidity. The office has a single occupant: Victor, a slight, elderly man of sallow complexion who is openly delighted at receiving company.</text:p>
      <text:p text:style-name="Text_20_body">Julia introduces Cameron and explains the purpose of their visit. The negatives and prints of the collection are stored in tattered folders placed seemingly at random, but Victor strides confidently to a shelf, pulls out a folder from the middle of a pile, and brings it back to the desk. He leafs through the folder and pulls out a strip of negatives showing a large American and much-smaller Indonesian resting on the grass in the shade of an aircraft wing. It is Bob Freeberg and Boediardjo taking a break. Victor repeats the process and shows Cameron more images, each bringing the time and place into vivid visual clarity.</text:p>
      <text:p text:style-name="Text_20_body">Victor shows a photo of Spoor in his office, reading reports with a sour expression. Victor explains that his desk was located in the hallway outside Spoor’s office, and on many occasion overheard Spoor raging about the foreign pilots running the Dutch blockade with impunity.</text:p>
      <text:p text:style-name="Text_20_body">Victor overhears Spoor raging at reports of RI-002 dropping paratroopers over Kalimantan. He directs his staff to pressure regional aviation authorities to ground RI-002.</text:p>
      <text:p text:style-name="Horizontal_20_Line"/>
      <text:p text:style-name="First_20_paragraph">​ Victor overhears Spoor raging about the foreign pilots violating Dutch East Indies airspace with impunity. Spoor is particularly incensed at the report of Freeberg dropping paratroopers over Dutch-held territory in Kalimantan.</text:p>
      <text:p text:style-name="Text_20_body">Victor overhears Spoor raging at reports of RI-002 dropping paratroopers over Kalimantan. He directs his staff to pressure regional aviation authorities to ground RI-002.</text:p>
      <text:p text:style-name="Text_20_body">Victor searches the hundreds of thousands of images in the archives, looking for more photos that will spark his memory of the time. He stops when he comes across a photo of a strikingly beautiful Indonesian woman in her late twenties who, though dressed in baggy, paint-splattered overalls, radiates elegance and poise. The caption reads “Emeria Soenassa in her studio, 1948”. Julia asks Victor who she is. Victor replies “No one important”, snatches the photo from the table and files it away.</text:p>
      <text:p text:style-name="Text_20_body">Leaving IPPHOS, Julia tells Cameron that she is meeting friends, all daughters of generals or high officials, for coffee at the Mandarin Hotel. That hotel is also the watering hole for the foreign press, so Cameron offers to give her a lift and then meet his colleagues for a beer.</text:p>
      <text:p text:style-name="Text_20_body">Cameron and Julia walk into the lobby together, where her friends are waiting. Julia introduces Cameron to them, then he walks toward the bar, while Julia and her friends proceed to the coffee shop.</text:p>
      <text:p text:style-name="Text_20_body">Naturally, Julia’s friends grill her about Cameron. Julia insists that they have only a professional relationship, research assistant to a journalist. Later, when Julia tries to contribute to the bill, her friends laugh, saying “Honest Eddy’s daughter can’t afford to pay for her own meal!” If she wants to go overseas, she had better get more friendly with Harley boy.</text:p>
      <text:p text:style-name="Horizontal_20_Line"/>
      <text:p text:style-name="First_20_paragraph">Julia tells Cameron that she is meeting friends at the Mandarin Hotel. That hotel is also the watering hole for the foreign press, so Cameron offers to give her a lift and meet his colleagues for a beer. Julia ponders a moment, but finally agrees.</text:p>
      <text:p text:style-name="Text_20_body">Cameron and Julia roar up tp the front entrance. The doorman is a Harley owner himself, and let’s Cameron park near the door.</text:p>
      <text:p text:style-name="Text_20_body">Syd invites Cameron to join him for a few drinks at his favorite bar, the Earthquake. He introduces Cameron to the owner. Sanyoto, who had been a drill sergeant in the Air Force, then worked as a fixer for foreign oil companies until he retired and opened the bar. Sanyoto maintains wide contacts in the highest levels of government and the military, who all regard him with great respect, so the Earthquake is popular with generals and cabinet ministers. Sanyoto is delighted to hear of the investigation into the RI-002 mystery, and allows Cameron to interview his guests as long as he minds his manners.</text:p>
      <text:p text:style-name="Text_20_body">Sudaryono tells Cameron of the rivalry between the two best cadet pilots in the class: Bambang Sudarmadji and Moeljono.</text:p>
      <text:p text:style-name="Horizontal_20_Line"/>
      <text:h text:style-name="Heading_20_2" text:outline-level="2"><text:bookmark-start text:name="sanyoto-introduces-cameron-to-sudaryono-one-of-the-first-tranche-of-cadet-pilots.-sudaryono-tells-of-going-from-a-village-boy-who-had-only-glimpsed-a-aircraft-in-flight-to-being-at-the-controls-of-a-high-performance-fighter-in-only-a-few-months.-sudaryono-also-relates-amusing-stories-of-the-rivalry-between-the-two-best-cadet-pilots-in-the-class-bambang-sudarmadji-and-moeljono."/>Sanyoto introduces Cameron to Sudaryono, one of the first tranche of cadet pilots. Sudaryono tells of going from a village boy who had only glimpsed a aircraft in flight to being at the controls of a high-performance fighter in only a few months. Sudaryono also relates amusing stories of the rivalry between the two best cadet pilots in the class: Bambang Sudarmadji and Moeljono.<text:bookmark-end text:name="sanyoto-introduces-cameron-to-sudaryono-one-of-the-first-tranche-of-cadet-pilots.-sudaryono-tells-of-going-from-a-village-boy-who-had-only-glimpsed-a-aircraft-in-flight-to-being-at-the-controls-of-a-high-performance-fighter-in-only-a-few-months.-sudaryono-also-relates-amusing-stories-of-the-rivalry-between-the-two-best-cadet-pilots-in-the-class-bambang-sudarmadji-and-moeljono."/></text:h>
      <text:p text:style-name="First_20_paragraph">category: past date: 04 February 1947 name: Bambang Saptoadji Messes Landing status: synopsis — Bambang Saptoadji messes up a landing during an air show, severely damaging one of the Republic’s few serviceable aircraft.</text:p>
      <text:p text:style-name="Text_20_body">Bambang prepares to fly as wing man to the squadron tasked with bombing Dutch facilities on the north coast of Java. Bambang is crushed when the final pre-flight check reveals that the machine gun on his fighter is jammed and must be disassembled. Bambang can only watch as the squadron flies off on their historic mission.</text:p>
      <text:p text:style-name="Text_20_body">Muharto takes Cameron to a long-overdue reunion with Boediardjo, the radio operator of RI-002. In his spacious salon, walls lined with an extensive collection of European art and Indonesian masters, Boediardjo, a short, heavy-set man in his early sixties, displays the Javanese statesmans ideal of blending commanding authority with refined manners and easy grace. The two old comrades revel in recounting their experiences on RI-002, with Boediardjo gently ribbing Muharto about misadventures.</text:p>
      <text:p text:style-name="Text_20_body">Bob and Boedi fly ten paratroopers to be dropped near an insurgent stronghold in the forests of Kalimantan. None have jumped before, or even been in a aircraft, so tension is high. There is an uproar as the parachute of one trooper opens and dumps onto the cabin floor. The trooper swears it was an accident, but all others accuse him of cowardice. The troopers look at each other, wondering if any one will be next. Boedi enters the cabin. Though he is only an airman, the charismatic Boedi takes command of the situation, assuring the troopers that Bob has much wartime experience flying paratroopers and will drop them safely. He goes to the cockpit and talks with Bob for a moment. The Bob turns the aircraft over to his co pilot, leaves his seat and stands in the doorway, his body filling the frame. With Boedi translating, Bob assures the troops that he has done this many times during the war, and will drop them exactly where they can make a safe landing. Emboldened by Bob’s air of quiet competence, each trooper moves forward and shakes his hand. Bob returns to his seat. After minutes later, the dropmaster issues the command to jump, and the cabin empties, save for the dropmaster and a lone recruit wondering what fate is in store for him back at Maguwo. Boedi watches as the parachutes drift down and land are enveloped by the endless forest, then asks Bob how many paradrops he made. Bob grins and answers: “None. I was a Navy pilot. All my missions were over water.”</text:p>
      <text:p text:style-name="Text_20_body">Bob flies two Indonesian aviators, Halim and Iswandi, to Bangkok where they will purchase a twin-prop airplane that will become RI-003. Dutch authorities pressure the Thai government to detain Freeberg as a blockade runner. The Thais briefly detain Freeberg in a comfortable hotel room, but the Indonesian crew must find their own accommodation. They can only afford rooms in a bar district. Boedi is delighted, but Halim and Iswandi are appalled. Both are engaged to be married, and worry that the families of their fiancées will learn that they have stayed in such a disreputable environment.</text:p>
      <text:p text:style-name="Text_20_body">Cameron admires the Affandi paintings covering the wall of the salon. Boedi explains that Indonesia’s greatest painter is an old friend. Boedi suggests that next time Cameron visits Jogja he interview Affandi, and to give him his warmest regards.</text:p>
      <text:p text:style-name="Text_20_body">Julia’s curiosity about Emeria grows in the days after meeting Victor. She researches Emeria in the art publications from the period. learning that she had been was the first female Indonesian painter of modern art, with extensive connections at the highest levels of both Dutch and Indonesian society. Julia reads about her passionate defense of artistic freedom in a review of an Indonesian artist exhibition at the Kuntzkrieg.</text:p>
      <text:p text:style-name="Text_20_body">Emeria gives a forceful defense of Hendra Gunawan and his heroic depictions of Indonesian freedom fighters at an exhibition in the Kuntzkrieg. A Dutch onlooker counters that Hendra is obviously a communist, but Emeria shuts him down with the assertion that real artists, like Hendra, are above politics.</text:p>
      <text:p text:style-name="Text_20_body">Julia looks for mentions of Hendra in local publications, finding nothing. She eventually stumbles upon an article in a foreign arts review, which provides enough clues for her to discover that Hendra is living in poverty in Taman Sari, a village on the outskirts of Jakarta.</text:p>
      <text:p text:style-name="Text_20_body">Victor arrives in Batavia. He already knows some Indonesia from studying a phrasebook during the voyage.</text:p>
      <text:p text:style-name="Horizontal_20_Line"/>
      <text:p text:style-name="First_20_paragraph">Victor marches off troop ship with other recruits. Among his possessions is a Malay-Dutch phrasebook and a sketchpad. Victor had been told that he and his fellow recruits were being sent to protect the Javanese subjects of the Dutch queen from a gang of criminals and collaborators, so he had studied Malay on the voyage to be about to communicate with the people under his protection. During the voyage Victor had made extensive sketches of the landscape at ports of call and along coastlines. This had attracted the attention of an officer, who praised the rendering of detail.</text:p>
      <text:p text:style-name="Text_20_body">Victor is assigned to the mapping department. The head cartographer realizes Victor has a good eye for spotting details, and recommends him as a photo analyst.</text:p>
      <text:p text:style-name="Horizontal_20_Line"/>
      <text:p text:style-name="First_20_paragraph">Victor is assigned to the mapping department as a junior draftsman upon the recommendation of an officer who had seen his sketches. In the mapping department, Victor is also trained to develop photographs taken in the field to provide references for the maps. The head cartographer, a civilian who is also an amateur artist, realizes that Victor has a good eye for composition, and allows him to learn photography by borrowing cameras to use during his off-duty hours.</text:p>
      <text:p text:style-name="Text_20_body">Victor reviews art exhibitions for a Batavia newspaper</text:p>
      <text:p text:style-name="Horizontal_20_Line"/>
      <text:p text:style-name="First_20_paragraph">Several of the Indonesian draftsman in the mapping office, who are are amateur artists themselves, invite Victor to accompany them to the exhibitions of Batavia’s arts scene, now regaining vibrancy after years of privation. At an event featuring the flamboyant Dutch artist Auke Sonnega, the artist overhears Victor giving astute criticism of his paintings. He introduces himself and suggests Victor write up some notes and send them, along with the photos, to a friend who works for the Bataviaasch Nieuwsblad newspaper. Victor becomes a regular contributor to the paper, covering the arts circuit and doing photographic essays on street life, all while concealing his status as a KNIL recruit.</text:p>
      <text:p text:style-name="Text_20_body">Victor is surprised with he receives orders to work at headquarters directly under General Spoor.</text:p>
      <text:p text:style-name="Horizontal_20_Line"/>
      <text:p text:style-name="First_20_paragraph">Arriving at work, Victor sees a sealed envelope on his desk that he knows to be reassignment orders. He opens the envelope with dread, certain that he is being sent to a combat unit. But the orders are to report to KNIL headquarters, where he will work as an assistant photographic technician with Spoor’s intelligence unit.</text:p>
      <text:p text:style-name="Text_20_body">Spoor is furious when he learns that Thai authorities have released Freeberg.</text:p>
      <text:p text:style-name="Text_20_body">Julia visits Hendra, who is languishing in poverty because of his past associations with the communist party. He is initally wary of this strange young woman showing up at this door, but Julia disarms him, and he tells of a frightening incident at Emeria’s Salon.</text:p>
      <text:p text:style-name="Text_20_body">A squad of native KNIL soldiers burst into Emeria’s studio. Emeria is composed and polite, inviting them to search the cluttered premises. However, she refuses to allow them to enter her private bedroom, as it would be “improper”. The squad commander, a Javanese, is intimidated. He thanks Emeria for her cooperation, and they leave. Moments afterward, Hendra emerges from the bedroom.</text:p>
      <text:p text:style-name="Text_20_body">Cameron is conversing with Sanyoto at the bar when a middle-aged Indonesian, clearly a military man though out of uniform, takes the empty stool beside him. Sanyoto introduces him as “Pak Eddy” and leaves them to chat. Eddy is affable, and asks Cameron general questions about how he likes Indonesia and other inoccuous questions Indonesians ask of foreigners. But the conversation soon shifts to pointed inquiries about Cameron’s education and life goals. After Eddy leaves, Cameron remarks to Sanyoto that he feels like he has just been interrogated.</text:p>
      <text:p text:style-name="Text_20_body">Pak Eddy lectures Julia about entering into a relationship with a penniless foreigner.</text:p>
      <text:p text:style-name="Horizontal_20_Line"/>
      <text:p text:style-name="First_20_paragraph">“Pak Eddy” lectures Julia at the breakfast table of their home. He warns his daughter against getting into a relationship Cameron, who is penniless and with a spotty academic record. Julia retorts that her relationship with Cameron is purely professional. If the story they are researching results in a book, her expert facilitation will look good on a future application for graduate school. Eddy does state that since Julia is his only child, he will do anything for her, including sending her off to school in a foreign land, it that is what she truly wishes. Julia reminds him that his nickname is “Honest Eddy” and that his only income is his military wage. Eddy replies that he is making arrangements. Julia is doubtful, but agrees to go along with whatever he plans, as long as it is not an arranged marriage to some rich brat.Eddy has a heart-to-heart talk with Julia, letting her know that he opposes Julia marrying a foreigner.</text:p>
      <text:p text:style-name="Text_20_body">Eddy tells Julia that she must be careful in her choice of a future husband.</text:p>
      <text:p text:style-name="Horizontal_20_Line"/>
      <text:p text:style-name="First_20_paragraph">Eddy has a heart-to-heart talk with Julia, letting her know that he opposes Julia marrying a foreigner. Eddy has checked into Cameron’s background, and found he is penniless and with a spotty academic record, though he excelled in journalism and seems to be a good writer. Julia retorts that her relationship with Cameron is purely professional. If the story they are researching results in a book, her expert facilitation will look good on a future application for graduate school.</text:p>
      <text:p text:style-name="Text_20_body">Colonel Eddy promises to make arrangdments to fund Julia’s post-grad. Julia hopes that the arrangements to not include an arranged marriage to another anak jendral.</text:p>
      <text:p text:style-name="Horizontal_20_Line"/>
      <text:p text:style-name="First_20_paragraph">Eddy tells Julia that he is determined to fulfill the dream of his only child to study overseas. Julia reminds him that his nickname is “Honest Eddy” and that his only income is his military wage. Eddy replies that he is making arrangements. Julia is doubtful, but agrees to go along with whatever he plans, as long as it is not an arranged marriage to some rich brat.</text:p>
      <text:p text:style-name="Text_20_body">Julia has an arranged dinner with Eric, son of a family friend. Eric boasts that their respective parents are cooking up a business deal involving selling insider information to foreign investors.</text:p>
      <text:p text:style-name="Horizontal_20_Line"/>
      <text:p text:style-name="First_20_paragraph">Julia is sitting in a restaurant with Eric, a young Indonesian man of good family. Eric mentions his surprise Julia’s mother phoned his mother to suggest he take her to dinner. Eric dominates the conversation, insisting, with the authoritative confidence typical of the offspring of new wealth, how he is an essential component in the business deal that their respective fathers are cooking up. Julia wants more details about this “business deal”, but decides it would be better to remain silent.</text:p>
      <text:p text:style-name="Text_20_body">One evening at the Earthquake, the music is supplied by a band playing keroncong, a guitar-driven genre that features sentimental Dutch-language lyrics. Regarded as “music for seniors” the audience of retired military officers laps it up. Afterward, Sanyoto introduces Cameron to Samuel Quiko, the band leader. Sanyoto mentions that Samuel had been active in the revolution, and might have interesting stories to tell. — category: present date: 16 August 1988 name: Julia Learns of Samuel Quiko status: synopsis — Cameron mentions his meeting with Samuel Quiko to Julia. She remarks on distinctive name, indicating a Portuguese heritage, and remembers seeing it in a review of a musical performance in 1947. Julia disappears into the stacks, reappearing with an armful of magazines containing articles about keroncong. In a couple of photos Samuel is with Emeria. Julia suggests that they interview Samuel Quiko. Cameron demurs, saying that a guy who plays “music for seniors” would be of little value in investigating the fate of RI-002. Julia shoots Cameron a contemptuous glance, and peruses the articles for a listing of Samuel’s contact information.</text:p>
      <text:p text:style-name="Text_20_body">Julia goes alone to Kampung Tugu, a village on the outskirts of Jakarta that is the home of keroncong, to interview Samuel Quiko. Samuel tells of the peril his people faced after the war, being regarded as “Brown Dutchmen”.</text:p>
      <text:p text:style-name="Text_20_body">Youth gangs armed with deadly bamboo spears roam the streets, threatening Europeans and any Indonesians deemed to be allied with the Dutch. Samuel leads his neighbors in setting up nightly patrols of Kampung Tugu and barricading entrances to the village.</text:p>
      <text:p text:style-name="Horizontal_20_Line"/>
      <text:p text:style-name="First_20_paragraph">date: 10 October 1945 name: Samuel Proves Patriotism status: synopsis — Samuel visits Muhammad Arif, the leader of the preman gang whose territory includes Kampung Tugu. Samuel reminds Arif that since both Dutch and Indonesian residents of Batavia love keroncong music, Samuel can enter both elite European venues and native neighborhoods without arousing suspicion. Samuel offers to serve the Republic by acting as a courier if Arif agrees to keep the roving gangs away from Kampung Tugu.</text:p>
      <text:p text:style-name="Text_20_body">Samuel and his band play at the Kuntzkrieg. During a break, Auke Sonnega gives Samuel a glass of iced genever wrapped in a napkin. Concealed in the napkin is a message to be passed to Republican operatives. On the way to the kampung house to meet the contact, Samuel and his band are stopped by a Dutch patrol. They immediately break into an impromptu concert of Dutch-language <text:span text:style-name="T1">Stamboel</text:span> songs to show they are only harmless musicians returning from an event. The soldiers grin and let them pass.</text:p>
      <text:p text:style-name="Text_20_body">Muharto takes Cameron to visit Pang Soeparto, who adds more details about the first mission of RI-002.</text:p>
      <text:p text:style-name="Text_20_body">Muharto and Pang awake in Manila to discover that they are local are celebrities, with several morning newspapers giving front-page treatment to Bob Freeberg and his “Javanese Crew”. Unfortunately, this unintended notoriety attracts the attention of Dutch diplomats.</text:p>
      <text:p text:style-name="Text_20_body">Pang, Boedi and Muharto enjoy a brief respite from their meager diet when Tom Lee invites them for drinks or dinner. During these pleasant encounters, Tom expresses a lively interest in the situation and politics of the Republic. Muharto is pleased that a foreigner should care about the struggle of his people, and provides voluminous answers to Tom’s questions.</text:p>
      <text:p text:style-name="Text_20_body">Salipada Penatun arranges for Muharto and Pang to meet Major Ernesto Primitivo of Philippine Army Intelligence to form an unofficial liaison with the Republican military. Primitivo introduces Muharto to Captain Ignatius Espina. a guerrilla fighter during the Japanese occupation. Primitivo offers to send Espina to the Republic as a clandestine military advisor to train youth militias.</text:p>
      <text:p text:style-name="Text_20_body">Muharto attempts to pay for their meals at Madras Curry, explaining that it is an honorarium for a talk about the Indonesia struggle for freedom to a group of women lawyers. To his surprise, Bob chastises him for “taking money for nothing”.</text:p>
      <text:p text:style-name="Text_20_body">At a party to celebrate the sale of the quinine, Espina shows himself to be a party animal, buying rounds for his companions and flirting with the foreign women. Freeberg and Boedi have to hustle him out of the bar after he hits on the teenage daughter of an American colonel.</text:p>
      <text:p text:style-name="Text_20_body">At the mention of Espina, Muharto’s face clouds, and tells Pang they must be going now. Cameron asks Muharto why they are in such a hurry, but he does not respond.</text:p>
      <text:p text:style-name="Horizontal_20_Line"/>
      <text:p text:style-name="First_20_paragraph">At the mention of Espina, Muharto’s face clouds, and tells Pang they must be going now. Cameron asks Muharto why they are in such a hurry, but he does not respond.</text:p>
      <text:p text:style-name="Text_20_body">Muharto and Cameron travel to Jogjakarta: Muharto on the train and Cameron on his Harley. Cameron arrives first, and visits the Affandi Musuem.</text:p>
      <text:p text:style-name="Text_20_body">Cameron roars up the driveway of the Affandi Museum, in the process startling a disheveled, elderly man who more resembles a homeless person seeking rest than the owner of this sprawling estate. Affandi openly admires the motorcycle, and smiles in greeting as Cameron introduces himself. Affandi becomes effusive when Cameron tells him he brings greetings from Boedi. They fall into animated conversation. Cameron explains the purpose of his visit, and Affandi launches into a humorous and poignant narrative of painting propaganda posters amid the privation and danger of besieged Jogjakarta. — category: past date: 4 August 1947 name: Propaganda Paintings status: drop title: Propaganda Paintings</text:p>
      <table:table table:name="Table2" table:style-name="Table2">
        <table:table-column table:style-name="Table2.A"/>
        <table:table-row>
          <table:table-cell table:style-name="TableRowCell" office:value-type="string">
            <text:p text:style-name="Table_20_Contents">Affandi and Hendra crouch in the foliage a hundred meters from Dutch outpost. When Affandi stands to get a better view, the soliders spot him, and laugh.</text:p>
          </table:table-cell>
        </table:table-row>
      </table:table>
      <text:p text:style-name="First_20_paragraph">After repeated attempts, Hendra finally convinces Affandi to join them to make propaganda paintings. They travel to the demarcation line south of Semarang. They crouch in the vegetation a hundred meters from a Dutch outputs. At first, Affandi cowers, unwilling to raise his head enough to see the output. Then, he leaps up, saying “If I die, I die!” and sketches furiously. The soldiers spot him, turn their binoculars for a closer look, then burst into laughter.</text:p>
      <text:p text:style-name="Text_20_body">When the Dutch invade, Pelukis Rakyat members bury the propaganda paintings in the forest. They return six months later only to discover that in the meantime villagers had dug them up to make clothing, tired of being dressed in old rice sacks since the Japanese occupation. — category: interview date: 15 October 1988 name: Captured Spy status: synopsis title: Captured Spy</text:p>
      <table:table table:name="Table3" table:style-name="Table3">
        <table:table-column table:style-name="Table3.A"/>
        <table:table-header-rows>
          <table:table-row>
            <table:table-cell table:style-name="TableHeaderRowCell" office:value-type="string">
              <text:p text:style-name="Table_20_Heading">Cameron notices a realistic portrait of a young man crouched against a wall in a posture of defeat. Affandi explains he had been a teenager accused of spying for the Dutch and summarily executed moments after he had finished the sketch for the painting.</text:p>
            </table:table-cell>
          </table:table-row>
        </table:table-header-rows>
        <table:table-row>
          <table:table-cell table:style-name="TableRowCell" office:value-type="string">
            <text:p text:style-name="Table_20_Contents">category: interview date: 1 August 1988 name: Affandi’s Gift status: drop title: Affandi’s Gift</text:p>
          </table:table-cell>
        </table:table-row>
      </table:table>
      <text:p text:style-name="First_20_paragraph">Affandi grabs a sketch pad, dashes off a self-portrait, signs it, and hands it Cameron, explaining that it is a gift for Boedi to thank him for sending him a new friend.</text:p>
      <text:p text:style-name="Text_20_body">Cameron accompanies Muharto to a village on the upper slopes of the Merapi volcano to meet Muharto’s spiritual advisor, Mbah Maridjan. The three hike the steep incline to a shrine; effortlessly in the case of the sexagenarian duo of Muharto and Maridjan; with some difficulty by their companion, some four decades their junior. Cameron watches respectfully as the two intone Islamic prayers, then lay Hindu-style floral offerings at the shrine to the gods of the mountain. — category: interview date: 2 August 1988 name: Aviation Museum status: synopsis title: Aviation Museum — Muharto takes Cameron to the Air Force museum, a re-purposed hanger filled with decommissioned aircraft and other exhibits. Muharto points to a model of the Zogling training glider, and tells Cameron of the time he pulled rank and flew the Zogling himself.</text:p>
      <text:p text:style-name="Text_20_body">Muharto pulls rank and commandeers the Zogling training glider pulled by a Harley Davidson engine. When he lands, Suryadarma is waiting, and angrily orders him back to his desk.</text:p>
      <text:p text:style-name="Text_20_body">Muharto goes into trance when he handles a piece of RI-002 wreckage in the Aviation Museum.</text:p>
      <text:p text:style-name="Horizontal_20_Line"/>
      <text:p text:style-name="First_20_paragraph">Muharto seeks out the curator, who invites them into his office. Muharto asks the curator to retrieve scraps from the RI-002 wreckage stored at the museum. One of the items is the dynamo with the bullet inexplicably lodged in the windings. Muharto picks it up, and from his point of view, the room around him fades into mist.</text:p>
      <text:p text:style-name="Text_20_body">Muharto is astounded to realize he is somehow in the radio nook of RI-002 on the day of the crash. The airplane shutters as the engines scream in protest. Muharto sees two shadowy figures in the pilot seats, and a forested mountainside fills the window.</text:p>
      <text:p text:style-name="Text_20_body">The museum office comes back into focus, and Muharto sees the concerned faces of Cameron and the curator. Muharto places the dynamo back into the storage box and says, in a wavering voice, that he will miss his train back to Jakarta if he doesn’t hurry. — category: interview date: 20 October 1988 name: Beer With Boedi status: draft title: Beer With Boedi</text:p>
      <table:table table:name="Table4" table:style-name="Table4">
        <table:table-column table:style-name="Table4.A"/>
        <table:table-row>
          <table:table-cell table:style-name="TableRowCell" office:value-type="string">
            <text:p text:style-name="Table_20_Contents">Cameron visits Boediardjo again to deliver the self portrait.</text:p>
          </table:table-cell>
        </table:table-row>
      </table:table>
      <text:p text:style-name="First_20_paragraph">Cameron meets Boediardjo again to give him the sketch from Affandi. Boedi laughs and says Affandi was must have been testing your character: you could have sold this for a thousand dollars. Boedi invites Cameron to stay for a beer, and asks about the progress of his investigations. Cameron replies that every new discovery raises a host of questions. Boedi says that he is not surprised, as Muharto is not telling you everything.</text:p>
      <text:p text:style-name="Text_20_body">The gregarious and charismatic Boedi is wholly accepted by the Aviation Brotherhood, the freewheeling foreign pilots seeking their fortunes or reliving wartime adventures in often-dangerous charter flights into remote areas of the region. At the AB bar, Boedi learns more about Freeberg, particularly how his peers regarded him as the most skillful and courageous aviator in Southeast Asia. But another American aviator, Bob Walters, Freeberg’s co-owner of RI-002, calls Bob a thief and a con man.</text:p>
      <text:p text:style-name="Text_20_body">Suryadarma orders Bob to transport Republican opium to Bukittinggi. If caught, Freeberg could be jailed for life as a narcotics smuggler.</text:p>
      <text:p text:style-name="Horizontal_20_Line"/>
      <text:p text:style-name="First_20_paragraph">Suryadarma orders Bob to transport Republican opium to Bukittinggi. Bob knows that if he is intercepted, the Dutch could jail him for decades as a drug smuggler. Nevertheless, he accepts the commission without complaint.</text:p>
      <text:p text:style-name="Text_20_body">Muharto and Bambang argue over who gets to sit the the copilot seat.</text:p>
      <text:p text:style-name="Horizontal_20_Line"/>
      <text:p text:style-name="First_20_paragraph">Tensions rise in the RI-002 cockpit as Muharto and Bambang argue over who gets to sit in the right-hand seat. Muharto contends that as mission leader he should claim the coveted position. Bambang counters that Muharto is not a pilot, and is denying him the flying hours he needs to quality for piloting twin-engine craft.</text:p>
      <text:p text:style-name="Text_20_body">Moeljono pilots the newly purchased twin-engine RI-005 Avro-anson from Bukittinggi to Jogjakarta. Bambang is beside himself with envy, and redoubles his efforts to claim the co-pilot seat of RI-002.</text:p>
      <text:p text:style-name="Horizontal_20_Line"/>
      <text:p text:style-name="First_20_paragraph">Moeljono pilots the newly purchased twin-engine RI-005 Avro-anson from Bukittinggi to Jogjakarta. Bambang is beside himself with envy, and redoubles his efforts to claim the co-pilot seat of RI-002.</text:p>
      <text:p text:style-name="Text_20_body">Muharto tells Cameron that by early 1948 he had become worried about Bob as the demands of the missions took their toll.</text:p>
      <text:p text:style-name="Horizontal_20_Line"/>
      <text:h text:style-name="Heading_20_2" text:outline-level="2"><text:bookmark-start text:name="muharto-tells-cameron-that-by-early-1948-he-had-become-worried-about-bob-as-the-demands-of-the-missions-took-their-toll.-there-was-no-mission-too-dangerous-no-cargo-too-heavy-for-bob-who-cheerfully-accepted-each-assignment."/>Muharto tells Cameron that by early 1948 he had become worried about Bob as the demands of the missions took their toll. There was no mission too dangerous, no cargo too heavy for Bob, who cheerfully accepted each assignment.<text:bookmark-end text:name="muharto-tells-cameron-that-by-early-1948-he-had-become-worried-about-bob-as-the-demands-of-the-missions-took-their-toll.-there-was-no-mission-too-dangerous-no-cargo-too-heavy-for-bob-who-cheerfully-accepted-each-assignment."/></text:h>
      <text:p text:style-name="First_20_paragraph">category: past date: 04 January 1948 name: Cobley Makes Deal status: synopsis title: Cobley Makes Deal</text:p>
      <table:table table:name="Table5" table:style-name="Table5">
        <table:table-column table:style-name="Table5.A"/>
        <table:table-row>
          <table:table-cell table:style-name="TableRowCell" office:value-type="string">
            <text:p text:style-name="Table_20_Contents">Ralph Cobley, a semi-piratical British aviator, arranges with the finance ministry to make blockade runs in his amphibious Catalina registered as RI-005.</text:p>
          </table:table-cell>
        </table:table-row>
      </table:table>
      <text:p text:style-name="First_20_paragraph">Ralph Cobley, a semi-piratical British aviator, arranges with the finance ministry to make blockade runs in his amphibious Catalina registered as RI-005.</text:p>
      <text:p text:style-name="Text_20_body">Muhammad Hatta invites John Coast to to begin regular services to Jogja. Coast and investors in Bangkok form Pacific Overseas Air Charter, or POAS, and hire American Dave Fowler as head pilot.</text:p>
      <text:p text:style-name="Horizontal_20_Line"/>
      <text:p text:style-name="First_20_paragraph">Muhammad Hatta invites John Coast to to begin regular services to Jogja. Coast and investors in Bangkok form Pacific Overseas Air Charter, or POAS, and hire American Dave Fowler as head pilot.</text:p>
      <text:p text:style-name="Text_20_body">Hugh Savage tells Bob that he is concerned that the Bob Walter’s fiasco has warned off potential customers and investors of SE Airways.</text:p>
      <text:p text:style-name="Horizontal_20_Line"/>
      <text:p text:style-name="First_20_paragraph">Hugh Savage tells Bob that he is concerned that the Bob Walter’s fiasco has warned off potential customers and investors of SE Airways.</text:p>
      <text:p text:style-name="Text_20_body">Spoor learns that RI-002 is flying the Republican stockpile of opium to Bukittinggi. He decides to brand Freeberg as a narcotic smuggler, which would allow his fighters to use deadly force if they encounter RI-002.</text:p>
      <text:p text:style-name="Horizontal_20_Line"/>
      <text:p text:style-name="First_20_paragraph">Spoor learns that RI-002 is flying the Republican stockpile of opium to Bukittinggi. He decides to brand Freeberg as a narcotic smuggler, which would allow his fighters to use deadly force if they encounter RI-002.</text:p>
      <text:p text:style-name="Text_20_body">At a party in Manila, Muharto is appalled when one of Bob’s housemates boasts of shooting down own squad leader. He decides to not tell Bob of his plan to smuggle gems into Manila to be traded for sidearms. He arranges for Filipino commandos to enter RI-002 and retrieve the gems from a concealed niche. The following morning, Bob notices that the cockpit had been disturbed, and confronts Muharto.</text:p>
      <text:p text:style-name="Text_20_body">Bambang finally gets his permanent assignment as RI-002 co-pilot when Muharto is promoted and reassigned to headquarters. He starts his first mission by suggesting a route, as Muharto would do as mission leader. But Bob rebukes him, saying his only job is to watch and learn.</text:p>
      <text:p text:style-name="Text_20_body">Freeberg is furious when Bambang shows up too late for an opium run, forcing him to cancel the mission, saying that Indonesian are not ready for airplanes.</text:p>
      <text:p text:style-name="Horizontal_20_Line"/>
      <text:p text:style-name="First_20_paragraph">Bob waits in the pre-dawn gloom for Bambang and the crew to show up for an opium run that must be completed before sunrise. It is well after dawn, when they drive up, laughing and joking. Bob is furious, but keeps his voice measured, telling Bambang and the others that they are “Not Ready for Airplanes”, they jumping into their automobile and telling the driver to take him back to the hotel.</text:p>
      <text:p text:style-name="Text_20_body">Muharto and Cameron visit the widow and son of Santoso. Hadi Muharto falls into trance while holding Santoso’s necklace. He sees Bambang in the captain’s chair as RI-002 crashes.</text:p>
      <text:p text:style-name="Horizontal_20_Line"/>
      <text:p text:style-name="First_20_paragraph">Muharto and Cameron visit the widow and son of Santoso. The son, Hadi, admits that the night before the ceremony he talked a guard into letting him view his father’s remains, and took a necklace belonging to his father when the guard’s back with turned. He gave the neckace his mother, who was holding it at the ceremony the following morning when she feel into trance and had a horrifying vision of being in the cockpit as it crashed. Muharto asks to hold the necklace. He intones prayers and matras and falls into a trance. He opens his eyes to find he is in the RI-002 cockpit, this time sitting in the co-pilot seat, where he had spent hundreds of hours. He turns to the left, expecting to see Bob, but instead sees Bambang flying the Dakota.</text:p>
      <text:p text:style-name="Text_20_body">Julia reads a review of an exhibition conducted in Jakarta some years before by an amateur watercolorist named Regina Artista Maya, who credits Emeria as a major influence. Julia contacts the exhibition venue, acquires Regina’s contact information, and arranges an interview.</text:p>
      <text:p text:style-name="Text_20_body">Regina tells Julia that she hails from a village in the ancestral region of Emeria’s family. When she turned 16 she was sent to Batavia to work as a domestic helper for Emeria, who would sponsor her education. She remembers Emeria as being highly intelligent and charismatic, with many friends.</text:p>
      <text:p text:style-name="Text_20_body">Regina tells Julia that Emeria inspired her to practice art. A frequent guest, a youthful Dutch man, tutored her on sketching. Regina does not remember his name, but suspects he may have been a soldier, since he would always leave early in the evening, even when food and drink was flowing freely.</text:p>
      <text:p text:style-name="Horizontal_20_Line"/>
      <text:h text:style-name="Heading_20_2" text:outline-level="2"><text:bookmark-start text:name="regina-brings-steaming-plates-of-food-to-a-table-where-emeria-sits-with-guests.-one-guest-a-young-dutchman-rises-and-says-he-has-to-leave.-the-others-protest-saying-it-is-only-9-pm-but-the-youth-is-adamant-and-takes-his-leave.-auke-sonnega-laughs-and-says-has-to-be-back-in-the-barracks-by-curfew.-if-i-were-him-i-would-defect"/>Regina brings steaming plates of food to a table where Emeria sits with guests. One guest, a young Dutchman, rises and says he has to leave. The others protest, saying it is only 9 pm, but the youth is adamant and takes his leave. Auke Sonnega laughs and says: “Has to be back in the barracks by curfew. If I were him I would defect!”<text:bookmark-end text:name="regina-brings-steaming-plates-of-food-to-a-table-where-emeria-sits-with-guests.-one-guest-a-young-dutchman-rises-and-says-he-has-to-leave.-the-others-protest-saying-it-is-only-9-pm-but-the-youth-is-adamant-and-takes-his-leave.-auke-sonnega-laughs-and-says-has-to-be-back-in-the-barracks-by-curfew.-if-i-were-him-i-would-defect"/></text:h>
      <text:p text:style-name="First_20_paragraph">category: past date: 04 October 1947 name: Victor Meets Emeria status: synopsis</text:p>
      <table:table table:name="Table6" table:style-name="Table6">
        <table:table-column table:style-name="Table6.A"/>
        <table:table-header-rows>
          <table:table-row>
            <table:table-cell table:style-name="TableHeaderRowCell" office:value-type="string">
              <text:p text:style-name="Table_20_Heading">Victor singles out Emeria as the highlight of the exhibition in one of his reviews. A few days later, Emeria contacts Auke Sonnega to invite Victor to her studio. The Indonesian artists initially welcome the two Dutchmen, but emotions rise when Sonnega lets slip that Victor is, in fact, a soldier. Emeria berates the artists for make her guest uncomforable, dismissing them with an imperious wave of her hand. Sonnega also takes his leave, but Emeria insists that Victor remain for a private chat.</text:p>
            </table:table-cell>
          </table:table-row>
        </table:table-header-rows>
        <table:table-row>
          <table:table-cell table:style-name="TableRowCell" office:value-type="string">
            <text:p text:style-name="Table_20_Contents">category: interview date: 21 July 1988 name: Cameron Interviews George Rueneker status: synopsis title: Cameron Interviews George Rueneker</text:p>
          </table:table-cell>
        </table:table-row>
      </table:table>
      <text:p text:style-name="First_20_paragraph">Sanyoto introduces Cameron to George Rueneker, a retired Air Force officer who owns an aviation-services company. Reuneker expresses interest his investigations, so Cameron recaps his research so far, and mentions Muharto abruptly halting the interview with Pang Soeparto at the mention of Captain Espina. George suggests that this stirred painful memories. He explains that Muharto had been responsible for Ining while in Java, and had installed him in a house in the far northern outskirts of Jogja, adjacent to the forests where he would train his young recruits. As Muharto would ofter be away from Jogja on missions the RI-002, he asked George to keep on eye on Ining.</text:p>
      <text:p text:style-name="Text_20_body">Muharto installs Ining in a house on the slopes of Mount Merapi.</text:p>
      <text:p text:style-name="Horizontal_20_Line"/>
      <text:p text:style-name="First_20_paragraph">​ Muharto and George take Ining to a house on the slopes of Mount Merapi, adjacent to the forested areas where Ining will train students to become guerrilla fighters. Muharto tells Ining that George will look after his requirements whenever Muharto is away on a mission with RI-002. Ining breaks out one of the bottles of whiskey he brought from Manila, and they toast the new adventure.</text:p>
      <text:p text:style-name="Text_20_body">Muharto moves Ining into a house on Jalan Jetis on the slopes of Mount Merapi, adjacent to the forested areas where Ining will train students to become guerrilla fighters. They toast the occasion with whiskey brought from Manila.</text:p>
      <text:p text:style-name="Text_20_body">George visits Ining, and is disturbed to see the anger in their faces as Ining yells at the recruits. Ining is obviously unhappy at being isolated among these foreign youths, none of whom can speak English. As requested, George brings a bottle of whiskey obtained from a blockade runner. As he drinks, Ining complains about the isolation and lack of entertainment options. He had spent the entire war living in the forests of Mindinao, and feels he now deserves a soft desk job.</text:p>
      <text:p text:style-name="Text_20_body">Ining writes a letter to Primitivo asking to return to the Philippines, but is too late to give it to Muharto for delivery. George, who is airfield supervisor that evening, sees that Ining is distraught. He asks Mas Ded, Muharto’s brother, to take Ining home and look after him. The following morning George awakens to the shocking news that both Ining and Mas Ded were found dead in the house on Jalan Jetis.</text:p>
      <text:p text:style-name="Text_20_body">During a routine radio contact with Jogja, Boedi is told that Ining and Mas Ded were found dead of gunshot wounds at Ining’s house.</text:p>
      <text:p text:style-name="Horizontal_20_Line"/>
      <text:p text:style-name="First_20_paragraph">During a routine radio contact with Jogja, Boedi is told that Ining and Mas Ded were found dead of gunshot wounds at Ining’s house.</text:p>
      <text:p text:style-name="Text_20_body">Cameron tells Muharto of his interview with George Rueneker, and cajoles him into telling of the events following the death of Ining.</text:p>
      <text:p text:style-name="Horizontal_20_Line"/>
      <text:p text:style-name="First_20_paragraph">Cameron tells Muharto of his interview with George Rueneker, and cajoles him into telling of the events following the death of Ining.</text:p>
      <text:p text:style-name="Text_20_body">RI-003 crashes on a beach in Malaya. Dutch embassy representatives join the British investigation team at the crash site, insisting that the aircraft had been attempting to smuggle guns into Sumatra.</text:p>
      <text:p text:style-name="Horizontal_20_Line"/>
      <text:p text:style-name="First_20_paragraph">RI-003 crashes on a beach in Malaya. Dutch embassy representatives join the British investigation team at the crash site, insisting that the aircraft had been attempting to smuggle guns into Sumatra.</text:p>
      <text:p text:style-name="Text_20_body">Muharto reports Ining’s death to Primitivo. Muharto is astounded when the major accuses Muharto and his late brother of being clandestine communists, and detains Muharto for interrogation.</text:p>
      <text:p text:style-name="Horizontal_20_Line"/>
      <text:p text:style-name="First_20_paragraph">Muharto reports Ining’s death to Primitivo. Muharto is astounded when the major accuses Muharto and his late brother of being clandestine communists, and detains Muharto for interrogation.</text:p>
      <text:p text:style-name="Text_20_body">RI-002 returns to Jogja so Muharto can deal with the fallout from Ining’s death.</text:p>
      <text:p text:style-name="Horizontal_20_Line"/>
      <text:p text:style-name="First_20_paragraph">RI-002 returns to Jogja. Suryadarma tells Bob to lay low while they deal with the fallout from Ining’s death. Bob spends an idyllic few days in Kaliurang, a resort on the slopes of Mount Merapi.</text:p>
      <text:p text:style-name="Text_20_body">RI-002 flies Ining to Manila, but is forced by bad weather to land in Singapore. Dutch representatives on the island pressure the British into grounding the Dakota.</text:p>
      <text:p text:style-name="Horizontal_20_Line"/>
      <text:p text:style-name="First_20_paragraph">RI-002 departs for Pekanbaru carrying 14 Republican officials and a coffin containing Ining’s remains. Bad weather over Pekanbaru forces RI-002 to divert to Singapore. Dutch representatives on the island pressure the British into grounding the Dakota because of “airworthiness” issues.</text:p>
      <text:p text:style-name="Text_20_body">British officials open Ining’s coffin, searching for contraband. Finding none, and with RI-002 brought up to minimal airworthiness standards, they grant Bob permission to depart, to the great annoyance of the Dutch.</text:p>
      <text:p text:style-name="Text_20_body">Victor tells Cameron of Robert Koke, who his Indonesian friends identified as a CIA operative.</text:p>
      <text:p text:style-name="Horizontal_20_Line"/>
      <text:p text:style-name="First_20_paragraph">Victor tells Cameron of Robert Koke, who his Indonesian friends identified as a CIA operative. Cameron becomes convinced that the newly formed CIA supported Walter Foote and Spoor in their first attempt to foment a military coup against the colonial government.</text:p>
      <text:p text:style-name="Text_20_body">Spoor is dumbfounded when he reads the report on the crash of RI-003. Spoor investigators discover that the plane, though carrying medicine and spare parts, was not carrying guns. Instead, it was overloaded with household items such as dinner plates and cutlery.</text:p>
      <text:p text:style-name="Text_20_body">Victor sees Robert Koke arrive with Walter Foote. He hears Koke speaking fluent Indonesian to a local soldier.</text:p>
      <text:p text:style-name="Horizontal_20_Line"/>
      <text:p text:style-name="First_20_paragraph">Walter Foote arrives at Spoor’s office with a guest, Robert Koke. Julius Tahija apologizes that Spoor will be busy for a few more minutes and invites them to wait. Tahija calls out “Nyoman” (a common name in Bali) to an office boy. Nyoman enters the room and asks what they would like to drink while they wait. Koke replies in fluent Balinese. Nyoman is astounded, and Koke explains that he lived in Bali for many years before the war. Victor is intrigued, and chats with Koke, who is charming and affable, but evasive. Julius calls them to enter, Victor follows, camera at the ready. Spoor waves him away, saying “No photos”. Victor clicks the shutter, coughing to hide the sound, and then leaves.</text:p>
      <text:p text:style-name="Text_20_body">Spoor reads an article in a Manila newspaper speculating that Ining’s death resulted from an arms deal gone disastrously wrong. He decides to make stopping the blockade runners a priority.</text:p>
      <text:p text:style-name="Horizontal_20_Line"/>
      <text:p text:style-name="First_20_paragraph">Spoor reads an article in a Manila newspaper speculating that Ining’s death resulted from an arms deal gone disastrously wrong. He decides to make stopping the blockade runners a priority.</text:p>
      <text:p text:style-name="Text_20_body">Cameron and Julia have dinner with Muharto and Ani. Afterward, Cameron and Muharto fall deep into discussion about the revelations of their investigations. Ani and Julia agree that their men are plummeting down a conspiracy rabbit hole, but keep their views to themselves. Instead Ani tells Julia stories about when her husband was a dashing young officer, and of the hardships of life in besieged Jogja.</text:p>
      <text:p text:style-name="Text_20_body">Ani helps to run a communal kitchen to feed the thousands of refugees pouring into Jogjakarta.</text:p>
      <text:p text:style-name="Horizontal_20_Line"/>
      <text:p text:style-name="First_20_paragraph">Ani helps to acquire rice for a communal kitchen to feed the thousands of refugees pouring into Jogjakarta. She is overwhelmed, never having set foot in a kitchen in her life, but soon sees how the process could be more efficient and orders the cooks to form an assembly line.</text:p>
      <text:p text:style-name="Text_20_body">Ani’s father questions Muharto about his career path. He notes that as nominal co-pilot of RI-002 he is no more than an airborne truck driver. If he wants to marry his daughter, he will need to put himself on a fast promotion track by assuming managerial duties at headquarters.</text:p>
      <text:p text:style-name="Text_20_body">Muharto visits the father of Ani to ask for her hand. The father says he will give his blessing only if he accepts the promotion and takes a desk assignment.</text:p>
      <text:p text:style-name="Text_20_body">Bob partners with Singapore-based businessman Hugh Savage to start Southeastern Airlines.</text:p>
      <text:p text:style-name="Text_20_body">Bob Freeberg joins with Bob Walters to purchase a war-surplus Dakota. They agree to equal ownership of the craft, and will equally contribute to making it airworthy.</text:p>
      <text:p text:style-name="Text_20_body">Freeberg realizes that as a businessmen Bob must dress in more than flight gear. With post-war shortages driving up the cost of textiles in Southeast Asia, he decides to order Palm Beach suits from the US.</text:p>
      <text:p text:style-name="Text_20_body">Bob returns to Manila to find the jointly owned Dakota is missing. he discovers the location, and moves it himself to another strip on the outskirts of Manila.</text:p>
      <text:p text:style-name="Horizontal_20_Line"/>
      <text:p text:style-name="First_20_paragraph">Bob returns to Manila to find the jointly owned Dakota is missing. Suspecting an April Fools joke, Bob plays along, but becomes concerned when the aircraft does not reappear. Bob does not confront Walters, Instead, he discovers the location, and moves it himself to another strip on the outskirts of Manila.</text:p>
      <text:p text:style-name="Text_20_body">Cameron receives a telephone call at his home. The gruff voice on the other end suggests that Cameron stop poking into matters that are not his own business.</text:p>
      <text:p text:style-name="Horizontal_20_Line"/>
      <text:p text:style-name="First_20_paragraph">Cameron receives a telephone call at his home. The gruff voice on the other end suggests that Cameron stop poking into matters that are not his own business.</text:p>
      <text:p text:style-name="Text_20_body">Cameron voices suspicions to Syd that Julia is leaking information about the investigation.</text:p>
      <text:p text:style-name="Horizontal_20_Line"/>
      <text:h text:style-name="Heading_20_2" text:outline-level="2"><text:bookmark-start text:name="cameron-voices-suspicions-to-syd-that-julia-is-leaking-information-about-the-investigation."/>Cameron voices suspicions to Syd that Julia is leaking information about the investigation.<text:bookmark-end text:name="cameron-voices-suspicions-to-syd-that-julia-is-leaking-information-about-the-investigation."/></text:h>
      <text:p text:style-name="First_20_paragraph">category: present date: 4 December 1988 name: Eddy Offers Tuition status: fix up title: Eddy Offers Tuition —</text:p>
      <text:p text:style-name="Text_20_body">Julia confronts her father with the suspicion that he was behind the Pemuda Pancasila harassment of Cameron. Eddy confesses, insisting he was doing it for her. Anyway, he continues, this is all moot as he is not in a position to fund her studies in an overseas graduate school. Julia refuses, saying she would rather marry the wrong guy than see her father stoop to corruption.</text:p>
      <text:p text:style-name="Text_20_body">Bob accepts that his suits have been stolen</text:p>
      <text:p text:style-name="Text_20_body">Salipada Penatun offers to have Bob Walters deported. On the advice of Tom Lee, Bob declines the offer.</text:p>
      <text:p text:style-name="Horizontal_20_Line"/>
      <text:p text:style-name="First_20_paragraph">Salipada Penatun offers to have Bob Walters deported. On the advice of Tom Lee, Bob declines the offer.</text:p>
      <text:p text:style-name="Text_20_body">Bob finally receives his share from the sale of the quinine. He sends a sizable amount to an automobile dealership in Parsons to purchase an Oldsmobile for his parents.</text:p>
      <text:p text:style-name="Horizontal_20_Line"/>
      <text:p text:style-name="First_20_paragraph">Bob finally receives his share from the sale of the quinine. He sends a sizable amount to an automobile dealership in Parsons to purchase an Oldsmobile for his parents.</text:p>
      <text:p text:style-name="Text_20_body">Muharto shops for clothes for his fellow officers.</text:p>
      <text:p text:style-name="Text_20_body">During the Soekarno tour, Bob refuses Soekarno’s order to land on unsafe airfield. Soekarno is annoyed, but then commends Bob for standing up to him.</text:p>
      <text:p text:style-name="Horizontal_20_Line"/>
      <text:p text:style-name="First_20_paragraph">During the Soekarno tour, Bob refuses Soekarno’s order to land on unsafe airfield. Soekarno is annoyed, but then commends Bob for standing up to him.</text:p>
      <text:p text:style-name="Text_20_body">Bambang ingratiates himself with Soekarno in the hope of being selected to fly RI-001. Boedi finds his efforts, and Soekarno’s condescending replies, amusing.</text:p>
      <text:p text:style-name="Text_20_body">During a speech on an airstrip, Soekarno stands on the RI-002 wing and speaks to a small, enthralled crowd of local residents. Toward the end of the speech, Soekarno points to Bob in the cockpit, proclaiming: “This is Bob Freeberg, a brave, good man and a friend of all Indonesians”</text:p>
      <text:p text:style-name="Text_20_body">On his return to Jogja, Suryadarma orders Bob to Sumatra on another mission. Bob refuses, and infuriates Suryadarma by flying to Manila that day.</text:p>
      <text:p text:style-name="Horizontal_20_Line"/>
      <text:p text:style-name="First_20_paragraph">On his return to Jogja, Suryadarma orders Bob to Sumatra on another mission. Bob refuses, and infuriates Suryadarma by flying to Manila that day.</text:p>
      <text:p text:style-name="Text_20_body">Julia finds a book written by Robert Koke’s wife about their experiences operating a hotel in Bali before the war. The depiction of Koke sympathetic to Indonesian’s and critical of the Dutch contradicts the image of a CIA coup-monger.</text:p>
      <text:p text:style-name="Horizontal_20_Line"/>
      <text:p text:style-name="First_20_paragraph">Julia is processing a shipment of English-language books about Indonesia for inclusion in the library collection when one book, <text:span text:style-name="T1">Our Hotel in Bali</text:span>, catches her eye. The author is Louise Koke, and a quick glance at the contents confirms that Louise is the wife of Robert Koke. The book about the couple establishing Bali’s first “bohemian-chic” hotel in the 1930s. The portrait of Robert Koke emerging from the pages wholly contradicts the perception of a CIA officer seeking to destabilize a regime.</text:p>
      <text:p text:style-name="Text_20_body">Cameron dismisses Julia’s contention that Robert Koke supported independence, saying it is only typical CIA dissemination. Annoyed at being brushed off, Julia sends a letter to Koke through the book’s publisher, expressing her interest about his time in Batavia.</text:p>
      <text:p text:style-name="Horizontal_20_Line"/>
      <text:p text:style-name="First_20_paragraph">Julia tells Cameron about her discovery that Robert Koke had run a hotel in Bali, and that his seeming empathy and respect for Indonesians – or at least the Balinese. Cameron dismisses her, insisting that CIA agents are masters at dissemination. Julia is annoyed and offended, but remains silent. Instead, she sends a letter to Koke through the book’s publisher, expressing her interest about his time in Batavia.</text:p>
      <text:p text:style-name="Text_20_body">George Rueneker introduces Cameron to Captain Jack, a retired pilot who had learned his bush-piloting skills flying with Dave Fowler during the early days of Airfast. During the hundreds of hours they spent together in the cockpit, Captain Jack had heard all of Fowler’s stories, and is happy to repeat them to Cameron.</text:p>
      <text:p text:style-name="Text_20_body">The landing gear collapses just as RI-002 is preparing to take off from the strip at Bukittinggi. Bob checks the wing for damage, and decides that the new crack in not serious. Later that morning he takes off. Dave Fowler looks on, shaking his head.</text:p>
      <text:p text:style-name="Text_20_body">Bob flies RI-002 from Manila to Jogja. Both the pilot and aircraft have are in top condition, and Bob looks forward to getting back to work.</text:p>
      <text:p text:style-name="Text_20_body">Suryadarma takes away Fowler’s fuel allowance. Fowler resolves the issue by going over Suryadarma’s head and complaining directly to Muhammad Hatta.</text:p>
      <text:p text:style-name="Horizontal_20_Line"/>
      <text:p text:style-name="First_20_paragraph">Suryadarma takes away Fowler’s fuel allowance. Fowler resolves the issue by going over Suryadarma’s head and complaining directly to Muhammad Hatta.</text:p>
      <text:p text:style-name="Text_20_body">Freeberg invites Boedi to share a bottle of whiskey he brought from Manila. Boedi shows up with Muharto, and charms Freeberg into speaking with his former “co-pilot” and reconciling their differences.</text:p>
      <text:p text:style-name="Text_20_body">While flying a group of international journalists to Jogja under cover of darkness, Fowler believes he spots fighter planes tailing him. His radio operator hears traffic on Dutch military frequencies. When when Fowler looks again, the fighters are gone.</text:p>
      <text:p text:style-name="Text_20_body">Over whiskey with Muharto at Hotel Merdeka Freeberg and Fowler complain about Suryadarma cutting off his fuel allowance because they act like commercial aviation pilots, not serving Air Force officers.</text:p>
      <text:p text:style-name="Text_20_body">Spoor orders a night patrol not to engage a blockade running POAS flight because he is informed that civilians are passengers.</text:p>
      <text:p text:style-name="Text_20_body">Suryadarma orders Fowler to transport a quarter ton of gold to Bukittinggi. Fowler refuses the commission as being too risky. Suryadarma has no choice but to turn to Bob Freeberg.</text:p>
      <text:p text:style-name="Text_20_body">Julia finds Muharto’s name mentioned in article about Permesta, the failed military rebellion against the Soekarno government. “Colonel” Muharto had commanded the Revolutionary Air Force, a squadron of fighters and bombers provided by the CIA, and had participated in at least one bombing raid himself. One of the CIA pilots, Allen Pope, had been shot down and captured, embarrassing the US. The Revolutionary Air Force was disbanded soon afterward, and Muharto and his family had fled to exile in Malaya.</text:p>
      <text:p text:style-name="Text_20_body">Julia confronts Cameron with the evidence that Muharto was the point man for the CIA air force. Cameron insists that Julia has misinterpreted the article.</text:p>
      <text:p text:style-name="Text_20_body">Julia finds a decade-old magazine article profiling Jan Boon as a pioneering journalist who elected to take Indonesian citizenship. The magazine editor confirms that Jan Boon is still living in Jakarta, and gives Julia his contact info.</text:p>
      <text:p text:style-name="Text_20_body">Julia discovers Jan Boon is still alive and arranges an interview</text:p>
      <text:p text:style-name="Horizontal_20_Line"/>
      <text:h text:style-name="Heading_20_2" text:outline-level="2"><text:bookmark-start text:name="julia-discovers-jan-boon-is-still-alive-and-arranges-an-interview"/>Julia discovers Jan Boon is still alive and arranges an interview<text:bookmark-end text:name="julia-discovers-jan-boon-is-still-alive-and-arranges-an-interview"/></text:h>
      <text:p text:style-name="First_20_paragraph">category: past date: 15 June 1948 name: Cobley Flies Cadres status: synopsis title: Cobley Flies Cadres</text:p>
      <table:table table:name="Table7" table:style-name="Table7">
        <table:table-column table:style-name="Table7.A"/>
        <table:table-row>
          <table:table-cell table:style-name="TableRowCell" office:value-type="string">
            <text:p text:style-name="Table_20_Contents">In mid June 1948, Cobley repatriates communist cadres exiled during the colonial era. He secretly transports them to isolated Campurdarat lake in eastern Java where they continue to Madiun.</text:p>
          </table:table-cell>
        </table:table-row>
      </table:table>
      <text:p text:style-name="First_20_paragraph">In mid June 1948, Cobley repatriates communist cadres exiled during the colonial era. He secretly transports them to isolated Campurdarat lake in eastern Java where they continue to Madiun.</text:p>
      <text:p text:style-name="Text_20_body">Muharto takes Cameron to meet his friend Alex Kawilarang, Also present is a Paul Verspoor, a retired Dutch airforce officer vacationing in Indonesia. Verspoor, who had been a KNIL squadron leader, tells Cameron about his “very boring mission” waiting to intercept RI-002 near Bukittinggi on 1 October 1948. Afterward, as he escorts Muharto and Cameron to the door, Alex winks at Cameron and tells him to keep looking, as his old friend Paul knows more than he lets on.</text:p>
      <text:p text:style-name="Text_20_body">Verspoor confesses the Westerling had asked if his squadron would support a military coup.</text:p>
      <text:p text:style-name="Horizontal_20_Line"/>
      <text:p text:style-name="First_20_paragraph">Cameron arranges to meet Alex and Paul at the Earthquake the night before Paul will return to the Netherlands. After several drinks, and with Alex urging him on, Paul reveals that Westerling had contacted him in early 1949 to ask if his squadron would support a coup against the colonial government. Verspoor knew that many of his squadron would support Westerling, and so gave a vague, noncommittal answer. Verspoor realizes his indiscretion, and begs Cameron to not repeat this information, as most of his former comrades are still alive.</text:p>
      <text:p text:style-name="Text_20_body">Robert Koke replies with accounts of his adventures as a CIA officer in Batavia.</text:p>
      <text:p text:style-name="Horizontal_20_Line"/>
      <text:p text:style-name="First_20_paragraph">Julia receives a letter from Florida. It is not from Robert Koke, but a nephew, who explains that his uncle is reticent to talk about his days with the CIA. Nevertheless, the nephew is enthralled by the stories, so he used Julia’s letter as an excuse to ply his uncle with a few whiskeys to loosen his tongue. The nephew is a born storyteller himself, and Julia is immediately drawn into the vivid descriptions of events in post-war Batavia.</text:p>
      <text:p text:style-name="Text_20_body">RI-002 drops propaganda leaflets over communist-held Madiun.</text:p>
      <text:p text:style-name="Horizontal_20_Line"/>
      <text:p text:style-name="First_20_paragraph">RI-002 drops leaflets over Madiun. Santoso is valuable in pointing out neighborhoods where residents may be receptive to message from government to stay loyal to the Republic. On the return<text:line-break/>Bambang closely watches Bob demonstrate how to guide RI-002 through low-level maneuvers to evade enemy fighters.</text:p>
      <text:p text:style-name="Text_20_body">Julia is driven to fury while overhearing the open racism of Dutch expats during a party in Kemang.</text:p>
      <text:p text:style-name="Horizontal_20_Line"/>
      <text:p text:style-name="First_20_paragraph">Cameron invites Julia to a party in Kemang in late November 1988. Julia is quietly incensed when she overhears a group of Dutch men joking about the laziness and incompetence of their Indonesian staff. She hides her displeasure, but when another expat attempts to offer her money to leave the party with him, she erupts in fury, shocking Cameron with her vehement denunciations of foreigners, and perhaps Cameron himself.</text:p>
      <text:p text:style-name="Text_20_body">Julia and Cameron attend the 40th wedding anniversary of Ani and Petit Muharto.</text:p>
      <text:p text:style-name="Text_20_body">Ani and Muharto marry. The day is marked by equal measures of joy and sadness, as the absence of Bob Freeberg weighs heavy on Muharto’s heart.</text:p>
      <text:p text:style-name="Text_20_body">A Dutch patrol stops Muharto and Ani as they return home. The soldiers point to Muharto’s khaki shorts and accuse him of being in the military. Ani summons all the imperious passion of a high-born Javanese women to give the commanding officer a vicious tongue lashing, diverting attention while Muharto swallows his Air Force identification.</text:p>
      <text:h text:style-name="Heading_20_2" text:outline-level="2"><text:bookmark-start text:name="julia-returns-to-samuel-quiko-who-admits-that-he-was-the-go-between-with-rogue-knil-officers-and-the-republicans-to-buy-arms.-but-he-did-not-realize-that-the-republicans-were-actually-communists-who-wanted-the-guns-to-fight-the-soekarno-government.-it-was-quiko-who-passed-along-the-information-the-ri-002-would-fly-gold-to-sumatra-on-1-october."/>Julia returns to Samuel Quiko, who admits that he was the go-between with rogue KNIL officers and the Republicans to buy arms. But he did not realize that the “Republicans” were actually communists who wanted the guns to fight the Soekarno government. It was Quiko who passed along the information the RI-002 would fly gold to Sumatra on 1 October.<text:bookmark-end text:name="julia-returns-to-samuel-quiko-who-admits-that-he-was-the-go-between-with-rogue-knil-officers-and-the-republicans-to-buy-arms.-but-he-did-not-realize-that-the-republicans-were-actually-communists-who-wanted-the-guns-to-fight-the-soekarno-government.-it-was-quiko-who-passed-along-the-information-the-ri-002-would-fly-gold-to-sumatra-on-1-october."/></text:h>
      <text:p text:style-name="First_20_paragraph">category: interview date: 1 December 1988 location: Herman House name: Trusted Companion status: new</text:p>
      <table:table table:name="Table8" table:style-name="Table8">
        <table:table-column table:style-name="Table8.A"/>
        <table:table-row>
          <table:table-cell table:style-name="TableRowCell" office:value-type="string">
            <text:p text:style-name="Table_20_Contents">Hermann Bennick tells Julia of Spoor’s suspicion that KNIL officers were running guns.</text:p>
          </table:table-cell>
        </table:table-row>
      </table:table>
      <text:h text:style-name="Heading_20_2" text:outline-level="2"><text:bookmark-start text:name="julia-learns-that-spoors-bodyguard-hermann-bennick-left-knil-after-spoors-death-and-took-indonesian-citizenship.-she-tracks-him-down.-hermann-tells-julia-that-spoor-asked-him-to-investigate-spoors-suspicion-of-corruption-in-knil.-hermann-believes-that-spoor-had-been-poisoned-because-he-was-about-to-purge-corrupt-officers."/>Julia learns that Spoor’s bodyguard, Hermann Bennick, left KNIL after Spoor’s death and took Indonesian citizenship. She tracks him down. Hermann tells Julia that Spoor asked him to investigate Spoor’s suspicion of corruption in KNIL. Hermann believes that Spoor had been poisoned because he was about to purge corrupt officers.<text:bookmark-end text:name="julia-learns-that-spoors-bodyguard-hermann-bennick-left-knil-after-spoors-death-and-took-indonesian-citizenship.-she-tracks-him-down.-hermann-tells-julia-that-spoor-asked-him-to-investigate-spoors-suspicion-of-corruption-in-knil.-hermann-believes-that-spoor-had-been-poisoned-because-he-was-about-to-purge-corrupt-officers."/></text:h>
      <text:p text:style-name="First_20_paragraph">category: present date: 15 July 1988 name: Julia Pressures Victor status: synopsis title: Julia Pressures Victor</text:p>
      <table:table table:name="Table9" table:style-name="Table9">
        <table:table-column table:style-name="Table9.A"/>
        <table:table-header-rows>
          <table:table-row>
            <table:table-cell table:style-name="TableHeaderRowCell" office:value-type="string">
              <text:p text:style-name="Table_20_Heading">Julia returns to confront Victor with her suspicion that he and Emeria were lovers.</text:p>
            </table:table-cell>
          </table:table-row>
        </table:table-header-rows>
        <table:table-row>
          <table:table-cell table:style-name="TableRowCell" office:value-type="string">
            <text:p text:style-name="Table_20_Contents">category: present date: 07 December 1988 name: PP Threaten Cameron status: synopsis title: PP Threaten Cameron</text:p>
          </table:table-cell>
        </table:table-row>
      </table:table>
      <text:p text:style-name="First_20_paragraph">Leaving the Earthquake, Cameron is waylaid by Pemuda Pancasila thugs. Sanyoto appears, and whacks the leader on the nose with his cane.</text:p>
      <text:p text:style-name="Text_20_body">Sanyoto arranges meeting with Yapto, the head of the Pemuda Pancasila. Yapto is affable, and expresses a sincere apology for the unpleasantness with his boys, which must have been a case of mistaken identity. Yapto gives Cameron a signed business card to show to any Pemuda Pancasila members who might threaten him in the future.</text:p>
      <text:p text:style-name="Text_20_body">Julia finds a photo in a misfiled volume of BN. The image shows a Dakota with “002” painted on the nose guarded by a KNIL soldier.</text:p>
      <text:p text:style-name="Text_20_body">Julia tracks down Emiria teaching art to children in a village on the outskirts of Jogja. Emeria says she regrets using Victor, but it was wartime.</text:p>
      <text:p text:style-name="Horizontal_20_Line"/>
      <text:p text:style-name="First_20_paragraph">Julia tracks down Emiria teaching art to children in a village on the outskirts of Jogja. Emeria reveals that she after independence she traveled to the Netherlands on a “colonial guilt” scholarship and married a Dutch academic. On his retirement, they moved to Jogja. Emeria regrets using Victor, but says that in war you have to choose sides.</text:p>
      <text:p text:style-name="Text_20_body">Julia tells meets Victor to tell him about her encounter with Emeria.</text:p>
      <text:p text:style-name="Horizontal_20_Line"/>
      <text:p text:style-name="First_20_paragraph">Julia tells meets Victor to tell him about her encounter with Emeria. Victor now confesses to Julia that he did not resign from KNIL after independence, but deserted during the taking of Jogja so he would be with Emeria. Julia then explains that Emeria was just using him to get information about Spoor. Victor does not speak as he turns away to sort photographs.</text:p>
      <text:p text:style-name="Text_20_body">Spoor sends Victor to Jogja to document what he expects to be a warm welcome as liberators. Instead, Victor witnesses Ani dressing down a squad commander.</text:p>
      <text:p text:style-name="Horizontal_20_Line"/>
      <text:p text:style-name="First_20_paragraph">Spoor sends Victor to Jogja with the invading troops to prove photograph what he expects to be a warm welcome as liberators. The reception is anything but that. Victor is part of the squadron that accosts Muharto and Ani in the market, and witnesses Ani berating the squad commander.</text:p>
      <text:p text:style-name="Text_20_body">Spoor warns Victor about fraternizing with Emeria and the Republican artists. Spoor threatens to reassign Victor to a combat unit.</text:p>
      <text:p text:style-name="Horizontal_20_Line"/>
      <text:p text:style-name="First_20_paragraph">Spoor warns Victor about fraternizing with Emeria and the Republican artists. Spoor threatens to reassign Victor to a combat unit.</text:p>
      <text:p text:style-name="Text_20_body">Cameron asks Syd to fill in for him. But an additional work load taxes even this old pro.</text:p>
      <text:p text:style-name="Horizontal_20_Line"/>
      <text:p text:style-name="First_20_paragraph">Cameron asks Syd to fill in while he takes three days off to go to Karangendah. But the other copy editors flake out, leaving Sid alone on the copy desk. He works three triple shifts, getting his protein from whiskey and his vitamins from cigarettes.</text:p>
      <text:p text:style-name="Text_20_body">Anwar reveals that KNIL officers had paid him to smuggle a substantial quantity of gold to Singapore. Anwar also introduces Cameron to several men who had been employed at Karangendah in menial civilian jobs. They attest that they had seen the crew in captivity. However, no one remembers seeing Freeberg. Anwar Congo reveals that gold was used to purchase guns smuggled from Malaya, which then taken overland to Lampung by Sumatra preman.</text:p>
      <text:p text:style-name="Text_20_body">Cameron returns from Karangendah on the morning flight and goes directly to Syd’s room to tell him the news. He finds his friend dead in his favorite reading chair, a book on his lap and a glass of whiskey at his side.</text:p>
      <text:p text:style-name="Horizontal_20_Line"/>
      <text:p text:style-name="First_20_paragraph">Cameron returns from Karangendah on the morning flight and goes directly to Syd’s room to tell him the news. He finds his friend dead in his favorite reading chair, a book on his lap and a glass of whiskey at his side.</text:p>
      <text:p text:style-name="Text_20_body">Julia turns down Cameron’s offer and announces her decision to take her masters at UI.</text:p>
      <text:p text:style-name="Horizontal_20_Line"/>
      <text:h text:style-name="Heading_20_2" text:outline-level="2"><text:bookmark-start text:name="julia-turns-down-camerons-offer-and-announces-her-decision-to-take-her-masters-at-ui."/>Julia turns down Cameron’s offer and announces her decision to take her masters at UI.<text:bookmark-end text:name="julia-turns-down-camerons-offer-and-announces-her-decision-to-take-her-masters-at-ui."/></text:h>
      <text:p text:style-name="First_20_paragraph">category: past date: 30 September 1948 name: Gold Run status: expand title: Gold Run</text:p>
      <table:table table:name="Table10" table:style-name="Table10">
        <table:table-column table:style-name="Table10.A"/>
        <table:table-row>
          <table:table-cell table:style-name="TableRowCell" office:value-type="string">
            <text:p text:style-name="Table_20_Contents">Suryadarma reluctantly assigns Bob Freeberg the mission to transport gold to Bukittinggi.</text:p>
          </table:table-cell>
        </table:table-row>
      </table:table>
      <text:p text:style-name="First_20_paragraph">Suryadarma reluctantly assigns Bob Freeberg the mission to transport gold to Bukittinggi.</text:p>
      <text:p text:style-name="Text_20_body">Tom Lee accompanies the last RI-002 flight to Jogja to “study veterans claims”. Tom and Bob apply for a license to shoot a documentary film.</text:p>
      <text:p text:style-name="Text_20_body">Hugh Savage tells Bob that Southeast Airlines has failed, their one aircraft has been repossessed, and he has lost his investment.</text:p>
      <text:p text:style-name="Horizontal_20_Line"/>
      <text:p text:style-name="First_20_paragraph">Hugh Savage tells Bob that Southeast Airlines has failed, their one aircraft has been repossessed, and he has lost his investment.</text:p>
      <text:p text:style-name="Text_20_body">Muharto visits Bob as he is preparing RI-002 for the flight to Gorda. He reminds Bob that his wedding is scheduled for three weeks away.</text:p>
      <text:p text:style-name="Text_20_body">Bambang takes control and flies back to Branti. When they reach the mountain range on the border with Republican controlled Lampung, the escorting fighters attack. Bambang dives into valleys, recreating what Bob did the previous we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2</meta:generator>
    <dc:title>Last Flight of RI-002</dc:title>
    <dc:description/>
    <dc:subject/>
    <meta:keyword/>
    <meta:initial-creator/>
    <dc:creator/>
    <meta:creation-date>2022-04-27T12:06:49Z</meta:creation-date>
    <dc:date>2022-04-27T12:06:49Z</dc:date>
    <meta:user-defined meta:name="category" meta:value-type="string">past</meta:user-defined>
    <meta:user-defined meta:name="date" meta:value-type="string">05 October 1948</meta:user-defined>
    <meta:user-defined meta:name="location" meta:value-type="string">Airport</meta:user-defined>
    <meta:user-defined meta:name="name" meta:value-type="string">Last Flight of RI-002</meta:user-defined>
    <meta:user-defined meta:name="status" meta:value-type="string">rework</meta:user-defined>
    <meta:user-defined meta:name="xdate" meta:value-type="string">True</meta:user-defined>
  </office:meta>
</office:document-meta>
</file>